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5000002E0A73B6364.png" manifest:media-type="image/png"/>
  <manifest:file-entry manifest:full-path="Pictures/10000001000003EC000000C9E0CE22E6.png" manifest:media-type="image/png"/>
  <manifest:file-entry manifest:full-path="Pictures/1000000100000555000001E89792295F.png" manifest:media-type="image/png"/>
  <manifest:file-entry manifest:full-path="Pictures/1000000100000555000001DD2731AF68.png" manifest:media-type="image/png"/>
  <manifest:file-entry manifest:full-path="Pictures/1000000100000214000000BFBF0D5A07.png" manifest:media-type="image/png"/>
  <manifest:file-entry manifest:full-path="Pictures/10000001000003EC000000C97F7BCB3F.png" manifest:media-type="image/png"/>
  <manifest:file-entry manifest:full-path="Pictures/100000010000055D000001B94F9335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04cc9" officeooo:paragraph-rsid="00104cc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4cc9" officeooo:paragraph-rsid="00104cc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04cc9" officeooo:paragraph-rsid="00104cc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7218" officeooo:paragraph-rsid="0011721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ba30" officeooo:paragraph-rsid="0011ba3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4376" officeooo:paragraph-rsid="0013437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04cc9" officeooo:paragraph-rsid="00104cc9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MA 2</text:p>
      <text:p text:style-name="P2"/>
      <text:p text:style-name="P1">ACTIVIDAD 2</text:p>
      <text:p text:style-name="P1"><draw:frame draw:style-name="fr1" draw:name="Imagen1" text:anchor-type="char" svg:width="17cm" svg:height="6.459cm" draw:z-index="0"><draw:image xlink:href="Pictures/100000010000055D000001B94F933553.png" xlink:type="simple" xlink:show="embed" xlink:actuate="onLoad" draw:mime-type="image/png"/></draw:frame></text:p>
      <text:p text:style-name="P1"><draw:frame draw:style-name="fr3" draw:name="Imagen2" text:anchor-type="char" svg:width="14.076cm" svg:height="5.054cm" draw:z-index="1"><draw:image xlink:href="Pictures/1000000100000214000000BFBF0D5A07.png" xlink:type="simple" xlink:show="embed" xlink:actuate="onLoad" draw:mime-type="image/png"/></draw:frame></text:p>
      <text:p text:style-name="P1"/>
      <text:p text:style-name="P4">ACTIVIDAD 3</text:p>
      <text:p text:style-name="P4"><draw:frame draw:style-name="fr1" draw:name="Imagen3" text:anchor-type="char" svg:width="17cm" svg:height="5.941cm" draw:z-index="2"><draw:image xlink:href="Pictures/1000000100000555000001DD2731AF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CTIVIDAD 4</text:p>
      <text:p text:style-name="P5"><draw:frame draw:style-name="fr2" draw:name="Imagen4" text:anchor-type="char" svg:width="17cm" svg:height="6.077cm" draw:z-index="3"><draw:image xlink:href="Pictures/1000000100000555000001E89792295F.png" xlink:type="simple" xlink:show="embed" xlink:actuate="onLoad" draw:mime-type="image/png"/></draw:frame></text:p>
      <text:p text:style-name="P5"><draw:frame draw:style-name="fr1" draw:name="Imagen5" text:anchor-type="char" svg:width="17cm" svg:height="3.403cm" draw:z-index="4"><draw:image xlink:href="Pictures/10000001000003EC000000C9E0CE22E6.png" xlink:type="simple" xlink:show="embed" xlink:actuate="onLoad" draw:mime-type="image/png"/></draw:frame></text:p>
      <text:p text:style-name="P5"><draw:frame draw:style-name="fr1" draw:name="Imagen6" text:anchor-type="char" svg:width="17cm" svg:height="3.403cm" draw:z-index="5"><draw:image xlink:href="Pictures/10000001000003EC000000C97F7BCB3F.png" xlink:type="simple" xlink:show="embed" xlink:actuate="onLoad" draw:mime-type="image/png"/></draw:frame></text:p>
      <text:p text:style-name="P5"/>
      <text:p text:style-name="P6">ACTIVIDAD 5</text:p>
      <text:p text:style-name="P6"><draw:frame draw:style-name="fr1" draw:name="Imagen7" text:anchor-type="char" svg:width="17cm" svg:height="9.059cm" draw:z-index="6"><draw:image xlink:href="Pictures/1000000100000565000002E0A73B6364.png" xlink:type="simple" xlink:show="embed" xlink:actuate="onLoad" draw:mime-type="image/png"/></draw:frame>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2:24.864094480</meta:creation-date>
    <dc:date>2024-09-30T14:22:46.600809388</dc:date>
    <meta:editing-duration>PT1H54M24S</meta:editing-duration>
    <meta:editing-cycles>4</meta:editing-cycles>
    <meta:generator>LibreOffice/24.2.5.2$Linux_X86_64 LibreOffice_project/420$Build-2</meta:generator>
    <meta:document-statistic meta:table-count="0" meta:image-count="7" meta:object-count="0" meta:page-count="3" meta:paragraph-count="5" meta:word-count="10" meta:character-count="50" meta:non-whitespace-character-count="45"/>
  </office:meta>
</office:document-meta>
</file>